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ddsd" draw:style-name="gr1" draw:text-style-name="P1" svg:width="23.303cm" svg:height="13.107cm" svg:x="7.893cm" svg:y="2.298cm">
            <draw:object draw:notify-on-update-of-ranges="Planilha1.A4:Planilha1.A14 Planilha1.B1:Planilha1.B1 Planilha1.B4:Planilha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13:49:25.0385755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7:48:16.479539054</meta:creation-date>
    <dc:date>2024-05-21T13:56:16.969292627</dc:date>
    <meta:editing-duration>PT5H31M5S</meta:editing-duration>
    <meta:editing-cycles>4</meta:editing-cycles>
    <meta:generator>LibreOffice/24.2.0.3$Linux_X86_64 LibreOffice_project/420$Build-3</meta:generator>
    <meta:document-statistic meta:table-count="1" meta:cell-count="2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Long_20_Dot" svg:stroke-color="#004586"/>
    </style:style>
    <style:style style:name="ch10" style:family="chart" style:data-style-name="N2">
      <style:text-properties fo:font-size="14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304cm" svg:height="13.108cm" xlink:href=".." xlink:type="simple" chart:class="chart:scatter" chart:style-name="ch1">
        <chart:plot-area chart:style-name="ch2" table:cell-range-address="Planilha1.A4:Planilha1.B14 Planilha1.B1:Planilha1.B1" chart:data-source-has-labels="row" svg:x="1.477cm" svg:y="0.262cm" svg:width="21.361cm" svg:height="11.603cm">
          <chart:coordinate-region svg:x="2.284cm" svg:y="0.461cm" svg:width="20.367cm" svg:height="10.757cm"/>
          <chart:axis chart:dimension="x" chart:name="primary-x" chart:style-name="ch3">
            <chart:title svg:x="10.049cm" svg:y="12.127cm" chart:style-name="ch4">
              <text:p>Investimento em propaganda</text:p>
            </chart:title>
          </chart:axis>
          <chart:axis chart:dimension="y" chart:name="primary-y" chart:style-name="ch5">
            <chart:title svg:x="0.451cm" svg:y="6.649cm" chart:style-name="ch6">
              <text:p>Vendas</text:p>
            </chart:title>
            <chart:grid chart:style-name="ch7" chart:class="major"/>
          </chart:axis>
          <chart:series chart:style-name="ch8" chart:values-cell-range-address="Planilha1.B4:Planilha1.B14" chart:label-cell-address="Planilha1.B1:Planilha1.B1" chart:class="chart:scatter">
            <chart:domain table:cell-range-address="Planilha1.A4:Planilha1.A14"/>
            <chart:regression-curve chart:style-name="ch9">
              <chart:equation chart:display-equation="true" chart:display-r-square="true" svg:x="3.891cm" svg:y="1.149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Y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lanilha1.A4:Planilha1.A14</svg:desc>
                </draw:g>
              </table:table-cell>
              <table:table-cell office:value-type="float" office:value="430">
                <text:p>430</text:p>
                <draw:g>
                  <svg:desc>Planilha1.B4:Planilha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5">
                <text:p>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ot" draw:display-name="Long Dot" draw:style="rect" draw:dots1="1" draw:dots1-length="100%" draw:distance="300%"/>
  </office:styles>
</office:document-styles>
</file>